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2">
      <style:paragraph-properties fo:margin-left="1.5in" fo:margin-right="0in" fo:text-indent="-0.25in" style:auto-text-indent="false"/>
    </style:style>
    <style:style style:name="P4" style:family="paragraph" style:parent-style-name="Standard" style:list-style-name="WWNum4">
      <style:paragraph-properties fo:margin-left="1in" fo:margin-right="0in" fo:text-indent="-0.25in" style:auto-text-indent="false"/>
    </style:style>
    <style:style style:name="P5" style:family="paragraph" style:parent-style-name="Standard" style:list-style-name="WWNum2">
      <style:paragraph-properties fo:margin-left="1in" fo:margin-right="0in" fo:text-indent="-0.25in" style:auto-text-indent="false"/>
    </style:style>
    <style:style style:name="P6" style:family="paragraph" style:parent-style-name="Standard" style:list-style-name="WWNum3">
      <style:paragraph-properties fo:margin-left="1in" fo:margin-right="0in" fo:text-indent="-0.25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Heading_20_1">
      <style:paragraph-properties fo:margin-left="0in" fo:margin-right="0in" fo:text-indent="0in" style:auto-text-indent="false"/>
    </style:style>
    <style:style style:name="P9" style:family="paragraph" style:parent-style-name="Title" style:master-page-name="Standard">
      <style:paragraph-properties style:page-number="1"/>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4rr58sx8k8q8"/>User Documentation</text:p>
      <text:p text:style-name="Subtitle"><text:bookmark text:name="_k611918e7qog"/>21297919, Gao Yuyang</text:p>
      <text:p text:style-name="Heading_20_1"><text:bookmark text:name="_b8zyfjhdddz7"/>Overview:</text:p>
      <text:p text:style-name="Standard"/>
      <text:p text:style-name="Standard">This program is a tool for analyzing data on vehicles. It allows the user to filter the data by various criteria, such as year, make, model, and CO2 emissions, and to visualize the resulting data using a variety of plots, including histogram, scatter plot, bar chart, and line graph. The program reads in a CSV file containing the data and stores it in a list of objects of the Emission class. The Emission class is defined in the file Emission.py and has instance variables for the various attributes of each vehicle, such as year, make, model, engine size, and CO2 emissions.</text:p>
      <text:p text:style-name="Standard"/>
      <text:p text:style-name="Standard">The program provides the following features:</text:p>
      <text:p text:style-name="Standard"/>
      <text:list xml:id="list2943048567" text:style-name="WWNum1">
        <text:list-item>
          <text:p text:style-name="P1">A function for filtering the data by year range</text:p>
        </text:list-item>
        <text:list-item>
          <text:p text:style-name="P1">A function for filtering the data by make</text:p>
        </text:list-item>
        <text:list-item>
          <text:p text:style-name="P1">A function for filtering the data by model</text:p>
        </text:list-item>
        <text:list-item>
          <text:p text:style-name="P1">A function for filtering the data by CO2 emissions range</text:p>
        </text:list-item>
        <text:list-item>
          <text:p text:style-name="P1">A function for creating a variety of plots of the data, with the x-axis representing the engine size and the y-axis representing the CO2 emissions</text:p>
        </text:list-item>
      </text:list>
      <text:p text:style-name="Heading_20_1"><text:bookmark text:name="_m4cm055sd674"/>User guideline:</text:p>
      <text:p text:style-name="Standard"/>
      <text:p text:style-name="Standard">To use the program, follow these steps:</text:p>
      <text:p text:style-name="Standard"/>
      <text:list xml:id="list3397271823" text:style-name="WWNum2">
        <text:list-item>
          <text:p text:style-name="P2">Run the program A1.py</text:p>
        </text:list-item>
        <text:list-item>
          <text:p text:style-name="P2">Enter the path of the CSV file of your data</text:p>
        </text:list-item>
        <text:list-item>
          <text:p text:style-name="P2">The program will first read the data from the data file and create a list of Emission objects, which are defined in the Emission.py. Each object represents a car and contains information about its year, make, model, engine size, transmission type, consumption in the city, consumption on a long route, consumption on average, and CO2 emissions.</text:p>
        </text:list-item>
        <text:list-item>
          <text:p text:style-name="P2">Then the displayMenu function will be called and will display the menu of options.</text:p>
        </text:list-item>
        <text:list-item>
          <text:p text:style-name="P2">Use the arrow keys or the corresponding letter keys to select an option.</text:p>
        </text:list-item>
        <text:list-item>
          <text:p text:style-name="P2">If you select the "Add Filters" option by entering letter “A”, the addFilter function will be called, and it will display a menu with four options:</text:p>
          <text:list>
            <text:list-item>
              <text:list>
                <text:list-item>
                  <text:p text:style-name="P3">Filter by year</text:p>
                </text:list-item>
                <text:list-item>
                  <text:p text:style-name="P3">Filter by car make</text:p>
                </text:list-item>
                <text:list-item>
                  <text:p text:style-name="P3"><text:soft-page-break/>Filter by car model</text:p>
                </text:list-item>
                <text:list-item>
                  <text:p text:style-name="P3">Filter by CO2 emissions</text:p>
                </text:list-item>
              </text:list>
            </text:list-item>
          </text:list>
        </text:list-item>
      </text:list>
      <text:list xml:id="list852524811" text:style-name="WWNum4">
        <text:list-item>
          <text:p text:style-name="P4">Enter key “Y”, “M”, “O”, “C” for “Year”, “Make”, “Model”, “Emission of CO2” to select which kind of filter you want to use.</text:p>
        </text:list-item>
      </text:list>
      <text:list xml:id="list30951316783194" text:continue-list="list3397271823" text:style-name="WWNum2">
        <text:list-item>
          <text:list>
            <text:list-item>
              <text:p text:style-name="P5">If you select Filter by year, the program will prompt you to enter a year range. You can enter a start year and an end year. The program will then filter the data to include only cars with a year within this range.</text:p>
            </text:list-item>
            <text:list-item>
              <text:p text:style-name="P5">If you select Filter by car make, the program will display a list of unique car makes and their counts in the data. You can enter a number to select a car to filter by. The program will then filter the data to include only cars with the selected make.</text:p>
            </text:list-item>
            <text:list-item>
              <text:p text:style-name="P5">If you select Filter by car model, the program will display a list of unique car models and their counts in the data. You can enter a number to select a car model to filter by. The program will then filter the data to include only cars with the selected model.</text:p>
            </text:list-item>
            <text:list-item>
              <text:p text:style-name="P5">If you select Filter by CO2 emissions, the program will prompt you to enter a range of CO2 emissions values. You can enter a start value and an end value. The program will then filter the data to include only cars with the selected range of emission of CO2.</text:p>
            </text:list-item>
          </text:list>
        </text:list-item>
      </text:list>
      <text:p text:style-name="P7"/>
      <text:list xml:id="list30952356141283" text:continue-numbering="true" text:style-name="WWNum2">
        <text:list-item>
          <text:p text:style-name="P2">If you select the "Print names" option by entering letter “P”, the printNames function will be called with the filtered data as an input, and it will print a list of the car makes and models included in the data.</text:p>
        </text:list-item>
        <text:list-item>
          <text:p text:style-name="P2">If you select the "Graph data" option by entering letter “G”, the graphData function will be called and it will display a menu with three options:</text:p>
          <text:list>
            <text:list-item>
              <text:list>
                <text:list-item>
                  <text:p text:style-name="P3">Make</text:p>
                </text:list-item>
                <text:list-item>
                  <text:p text:style-name="P3">Year</text:p>
                </text:list-item>
                <text:list-item>
                  <text:p text:style-name="P3">Engine Size</text:p>
                </text:list-item>
              </text:list>
            </text:list-item>
          </text:list>
        </text:list-item>
      </text:list>
      <text:list xml:id="list3430628796" text:style-name="WWNum3">
        <text:list-item>
          <text:p text:style-name="P6">Enter key “M”, “Y”, “E” for “Make”, “Year”, “Engine size” to select x-axis for the graph.</text:p>
        </text:list-item>
        <text:list-item>
          <text:p text:style-name="P6">If you select Make, it will draw the plots with makes of cars as x-axis, emission of cars as y-axis, with the filtered data as an input.</text:p>
        </text:list-item>
        <text:list-item>
          <text:p text:style-name="P6">If you select Year, it will draw the plots with year data of cars as x-axis, emission of cars as y-axis, with the filtered data as an input.</text:p>
        </text:list-item>
        <text:list-item>
          <text:p text:style-name="P6">If you select Engine size, it will draw the plots with engine size of cars as x-axis, emission of cars as y-axis, with the filtered data as an input.</text:p>
        </text:list-item>
      </text:list>
      <text:list xml:id="list30952410589495" text:continue-list="list30952356141283" text:style-name="WWNum2">
        <text:list-item>
          <text:p text:style-name="P2">If you select the "Reset filter" option by entering letter “R”, the resetFilter function will be called, resetting the current filters.</text:p>
        </text:list-item>
        <text:list-item>
          <text:p text:style-name="P2">If you select the "Exit" option by entering letter “X”, the program will exit.</text:p>
        </text:list-item>
      </text:list>
      <text:p text:style-name="P8"><text:bookmark text:name="_4ob93xki190h"/>Code discussion:</text:p>
      <text:p text:style-name="Standard"/>
      <text:p text:style-name="Standard">The main functionality of the program is implemented in the file A1.py. At the top of the file, I import the necessary modules, including matplotlib.pyplot for creating plots, csv for reading the CSV file and Emission class from the Emission.py file</text:p>
      <text:p text:style-name="Standard"/>
      <text:p text:style-name="Standard">The program starts by reading the data from the CSV file and storing it in a list of Emission objects. It then calculates the minimum and maximum values for the year and emission_CO2 fields in the data. These values are used to ensure that the user-specified filters are within the range of the data.</text:p>
      <text:p text:style-name="Standard">To store the data from the file, I chose to use a list of Emission objects. I chose this option because it allows me to easily access and manipulate the data using the attributes and methods of the Emission class. For example, I can use the year attribute to filter the data by year, or use the __str__ method to print a string representation of an Emission object.</text:p>
      <text:p text:style-name="Standard"/>
      <text:p text:style-name="Standard"><text:soft-page-break/>Using a list also allows me to easily append new data to the list, as well as iterate through the list to perform further analysis on the data. Overall, using a list of Emission objects was a convenient and flexible option for storing the data from the file.</text:p>
      <text:p text:style-name="Standard"/>
      <text:p text:style-name="Standard">Then the program defines four functions for filtering the data: yearFilter, makeFilter, modelFilter, and CO2Filter. These functions prompt the user to specify the desired filter criteria and return a list of the indices of the Emission objects in the data that match the criteria.</text:p>
      <text:p text:style-name="Standard"/>
      <text:p text:style-name="Standard">Once the user has finished filtering the data, the main function calls the graphData function to create 4 plots of the filtered data. The x-axis of the plot represents make, year or the engine size of the vehicles, and the y-axis represents their CO2 emissions.</text:p>
      <text:p text:style-name="Standard"/>
      <text:p text:style-name="Standard">Finally, the main function displays 4 different plots using matplotlib.pyplot</text:p>
      <text:p text:style-name="Standard"/>
      <text:p text:style-name="Standard">When the x-axis is the year of the vehicle, the histogram plot would be the most appropriate choice to visualize the data. This is because the histogram plot is well-suited for displaying the frequency or distribution of data within specific ranges or bins, such as the number of vehicles in each year. The histogram plot allows you to see the distribution of the data and identify any trends or patterns over time.</text:p>
      <text:p text:style-name="Standard"/>
      <text:p text:style-name="Standard">When the x-axis is the make of the vehicle, the bar plot would be the most appropriate choice. This is because the bar plot is well-suited for comparing the values of different categories or groups, such as the emission values of different makes of vehicles. The bar plot allows you to easily compare the values of different categories and identify any significant differences.</text:p>
      <text:p text:style-name="Standard"/>
      <text:p text:style-name="Standard">When the x-axis is the engine size of the vehicle, the scatter plot would be the most appropriate choice. This is because the scatter plot is well-suited for displaying the relationship between two numeric variables, such as the relationship between engine size and emission values. The scatter plot allows you to see the distribution of the data and identify any trends or patterns in the data.</text:p>
      <text:p text:style-name="Standard"/>
      <text:p text:style-name="Standard">Overall, Displaying multiple plots at the same time can be useful for comparing the different plots and identifying trends or patterns in the data from different perspectives. It can also be useful for exploring the relationships between different variables in the da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0" meta:word-count="1327" meta:character-count="7360" meta:non-whitespace-character-count="6114"/>
    <meta:generator>LibreOfficeDev/6.0.5.2$Linux_X86_64 LibreOffice_project/</meta:generator>
  </office:meta>
</office:document-meta>
</file>